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6463" officeooo:paragraph-rsid="00026463"/>
    </style:style>
    <style:style style:name="P2" style:family="paragraph" style:parent-style-name="Standard">
      <style:text-properties officeooo:rsid="00026463" officeooo:paragraph-rsid="000646c6"/>
    </style:style>
    <style:style style:name="P3" style:family="paragraph" style:parent-style-name="Standard">
      <style:text-properties officeooo:rsid="00026463" officeooo:paragraph-rsid="0007c7d6"/>
    </style:style>
    <style:style style:name="P4" style:family="paragraph" style:parent-style-name="Standard">
      <style:text-properties officeooo:rsid="00036033" officeooo:paragraph-rsid="00036033"/>
    </style:style>
    <style:style style:name="P5" style:family="paragraph" style:parent-style-name="Standard">
      <style:text-properties officeooo:rsid="00036033" officeooo:paragraph-rsid="000646c6"/>
    </style:style>
    <style:style style:name="P6" style:family="paragraph" style:parent-style-name="Standard">
      <style:text-properties officeooo:rsid="00044645" officeooo:paragraph-rsid="000f44af"/>
    </style:style>
    <style:style style:name="P7" style:family="paragraph" style:parent-style-name="Standard">
      <style:text-properties officeooo:rsid="0005ed65" officeooo:paragraph-rsid="0005ed65"/>
    </style:style>
    <style:style style:name="P8" style:family="paragraph" style:parent-style-name="Standard">
      <style:text-properties officeooo:rsid="0005ed65" officeooo:paragraph-rsid="00097c64"/>
    </style:style>
    <style:style style:name="P9" style:family="paragraph" style:parent-style-name="Standard">
      <style:text-properties officeooo:rsid="0009da64" officeooo:paragraph-rsid="0009da64"/>
    </style:style>
    <style:style style:name="P10" style:family="paragraph" style:parent-style-name="Standard">
      <style:text-properties officeooo:rsid="000ab4d6" officeooo:paragraph-rsid="000ab4d6"/>
    </style:style>
    <style:style style:name="P11" style:family="paragraph" style:parent-style-name="Standard">
      <style:text-properties officeooo:rsid="000b96f5" officeooo:paragraph-rsid="000b96f5"/>
    </style:style>
    <style:style style:name="P12" style:family="paragraph" style:parent-style-name="Standard">
      <style:text-properties officeooo:rsid="000d935e" officeooo:paragraph-rsid="000d935e"/>
    </style:style>
    <style:style style:name="P13" style:family="paragraph" style:parent-style-name="Standard">
      <style:text-properties officeooo:rsid="000e58a3" officeooo:paragraph-rsid="000e58a3"/>
    </style:style>
    <style:style style:name="P14" style:family="paragraph" style:parent-style-name="Standard">
      <style:text-properties officeooo:rsid="000f40ee" officeooo:paragraph-rsid="000f40ee"/>
    </style:style>
    <style:style style:name="P15" style:family="paragraph" style:parent-style-name="Standard">
      <style:text-properties officeooo:rsid="000f44af" officeooo:paragraph-rsid="000f44af"/>
    </style:style>
    <style:style style:name="T1" style:family="text">
      <style:text-properties officeooo:rsid="00044645"/>
    </style:style>
    <style:style style:name="T2" style:family="text">
      <style:text-properties officeooo:rsid="0005ed65"/>
    </style:style>
    <style:style style:name="T3" style:family="text">
      <style:text-properties officeooo:rsid="000646c6"/>
    </style:style>
    <style:style style:name="T4" style:family="text">
      <style:text-properties officeooo:rsid="0007c7d6"/>
    </style:style>
    <style:style style:name="T5" style:family="text">
      <style:text-properties officeooo:rsid="00097c64"/>
    </style:style>
    <style:style style:name="T6" style:family="text">
      <style:text-properties officeooo:rsid="000ab4d6"/>
    </style:style>
    <style:style style:name="T7" style:family="text">
      <style:text-properties officeooo:rsid="000b96f5"/>
    </style:style>
    <style:style style:name="T8" style:family="text">
      <style:text-properties officeooo:rsid="000e58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 has choose to work from the AdobeRGB space because it's on of the most used. </text:p>
      <text:p text:style-name="P15">To compute correctly the $L^*a^*b^*$ space, we have to apply a \gamma factor to make the operation called « inverse companding ». This correction is made because we consider that the RGB space as it is capture by the actual sensor in non linear because of the inequality of energy between low and hight luminosity levels.</text:p>
      <text:p text:style-name="P6">The \gamm<text:span text:style-name="T2">a</text:span> linearisation factor to apply is 2,2 and the standard illuminant is D65.</text:p>
      <text:p text:style-name="P7">We can compare our results <text:s/>with the Bruce Lindbloom website's calculator to verify that we obtain the good result.</text:p>
      <text:p text:style-name="P1"/>
      <text:p text:style-name="P1"/>
      <text:p text:style-name="P1">RGB = [255 ,0 ,0]</text:p>
      <text:p text:style-name="P1">L =61.4272 <text:s/>a=89.5619 <text:s text:c="2"/>b=75.1487</text:p>
      <text:p text:style-name="P1"/>
      <text:p text:style-name="P1">RGB = [0 ,255 ,0]</text:p>
      <text:p text:style-name="P1">L =83.3027 <text:s/>a=-137.9737 <text:s text:c="2"/>b=90.8299</text:p>
      <text:p text:style-name="P1"/>
      <text:p text:style-name="P1"/>
      <text:p text:style-name="P4">\Delta L = -21,8755</text:p>
      <text:p text:style-name="P4">\Delta a = 227,5356</text:p>
      <text:p text:style-name="P4">\Del<text:span text:style-name="T1">t</text:span>a b = -15,6811</text:p>
      <text:p text:style-name="P4"/>
      <text:p text:style-name="P4">\Delta L = 21,8755</text:p>
      <text:p text:style-name="P4">\Delta a = -227,5356</text:p>
      <text:p text:style-name="P4">\Del<text:span text:style-name="T1">t</text:span>a b = 15,6811</text:p>
      <text:p text:style-name="P4"/>
      <text:p text:style-name="P4"/>
      <text:p text:style-name="P2">RGB = [255 ,<text:span text:style-name="T3">255</text:span> ,0]</text:p>
      <text:p text:style-name="P3">L =<text:span text:style-name="T4">97.0132</text:span> <text:s/>a=<text:span text:style-name="T4">-22.5787</text:span> <text:s text:c="2"/>b=<text:span text:style-name="T4">105.3055</text:span></text:p>
      <text:p text:style-name="P2"/>
      <text:p text:style-name="P2">RGB = [0 ,<text:span text:style-name="T3">0</text:span> ,<text:span text:style-name="T3">255</text:span>]</text:p>
      <text:p text:style-name="P3">L =<text:span text:style-name="T4">32.9786</text:span> <text:s/>a=<text:span text:style-name="T4">80.3051</text:span> <text:s text:c="2"/>b=<text:span text:style-name="T4">-109.3824</text:span></text:p>
      <text:p text:style-name="P5"/>
      <text:p text:style-name="P4"/>
      <text:p text:style-name="P8">These results are the same obtained with our program so we can consider that our Lab transformation <text:span text:style-name="T5">and our color difference computation</text:span> <text:span text:style-name="T5">are</text:span> valid.</text:p>
      <text:p text:style-name="P8"/>
      <text:p text:style-name="P8"/>
      <text:p text:style-name="P9">There is 4 intervals on <text:span text:style-name="T7">$</text:span>\Delta E<text:span text:style-name="T7">$</text:span>, 8 intervals on <text:span text:style-name="T7">$</text:span>\Delta \alpha<text:span text:style-name="T7">$</text:span> and 8 intervals on <text:span text:style-name="T7">$</text:span>\Delta \beta<text:span text:style-name="T7">$</text:span>.</text:p>
      <text:p text:style-name="P9">So we will obtain a signature of 256 values to describe the image. To validate our spherical quantization, we have to create a matrix in spherical coordinates in which we will fix all the values. The first test we will do is to fix our values to have all the points of our matrix in one only interval of \alpha. By doing that, we will be sure that the quantization i<text:span text:style-name="T6">s good because we will produce the values expecially to be in one only interval of the final signature/histogram.</text:span></text:p>
      <text:p text:style-name="P9"/>
      <text:p text:style-name="P10">For exemple here we want to have all the values in the first interval of th<text:span text:style-name="T7">e</text:span> histogram.</text:p>
      <text:p text:style-name="P10"/>
      <text:p text:style-name="P11">So the values of $\Delta E$ has to be fixed between 0 and 3, values of $\Delta \beta$ has to be between $frac{-2*\pi}{16}$ and $frac{2*\pi}{16}$ and the values of $\Delta \alpha$ has to be between <text:s/>$frac{-8*\pi}{16}$ and $frac{-6*\pi}{16}$ <text:s/>(as show below) (FAIRE une illustration sur les 3 plans pour montrer les intervalles occupés)</text:p>
      <text:p text:style-name="P9"/>
      <text:p text:style-name="P12">So to do that, we generate these values by using a random fonction weighted by the right parameters <text:soft-page-break/>and we obtain the folowing matrix : (mettre l'illustration de la matrice).</text:p>
      <text:p text:style-name="P12"/>
      <text:p text:style-name="P12"/>
      <text:p text:style-name="P12"/>
      <text:p text:style-name="P13">Beginning with the same formulas, we are now able to write a general process to generate values in one only interval of the quantization following the calculation describe below : </text:p>
      <text:p text:style-name="P13"/>
      <text:p text:style-name="P13">\Delta E = \abs(rand(30,30))* \frac{3}{4}</text:p>
      <text:p text:style-name="P13">\Delta E = \Delta E + (3* NbInterE)</text:p>
      <text:p text:style-name="P13">\Delta \alpha = rand(30,30)* \frac{\pi}{4*8}</text:p>
      <text:p text:style-name="P13">\Delta \alpha = \Delta \alpha + (NbInter \alpha * \frac {2* \pi}{8}</text:p>
      <text:p text:style-name="P13">\Delta \beta = rand(30,30)* \frac{\pi}{4*8}</text:p>
      <text:p text:style-name="P13">\Delta \beta = \Delta \beta – ((4-NbInter \beta) * \frac {\pi}{8})</text:p>
      <text:p text:style-name="P13"/>
      <text:p text:style-name="P14">For example, if we set <text:s/><text:span text:style-name="T8">NbInterE </text:span>to 0, $<text:span text:style-name="T8">NbInter \alpha</text:span>$ to 4 and <text:s/>$<text:span text:style-name="T8">NbInter \</text:span>bet<text:span text:style-name="T8">a</text:span>$ to 2, we must have all the 900 (30*30) values on the $20^th$ interval (8*2 + 4).</text:p>
      <text:p text:style-name="P14"/>
      <text:p text:style-name="P14">Here we can see the matrix that we obtain with these parameters : </text:p>
      <text:p text:style-name="P14"/>
      <text:p text:style-name="P14">So we have the following signature : </text:p>
      <text:p text:style-name="P14"/>
      <text:p text:style-name="P14">All the <text:s/>values are on the $20^th$ interval so we can consider that our spherical quantization is 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3T14:23:51.310000000</meta:creation-date>
    <dc:date>2015-06-04T11:06:37.661000000</dc:date>
    <meta:editing-duration>PT1H26M31S</meta:editing-duration>
    <meta:editing-cycles>10</meta:editing-cycles>
    <meta:generator>LibreOffice/4.3.2.2$Windows_x86 LibreOffice_project/edfb5295ba211bd31ad47d0bad0118690f76407d</meta:generator>
    <meta:document-statistic meta:table-count="0" meta:image-count="0" meta:object-count="0" meta:page-count="2" meta:paragraph-count="35" meta:word-count="541" meta:character-count="3087" meta:non-whitespace-character-count="2558"/>
  </office:meta>
</office:document-meta>
</file>